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AR PL New Sung1" svg:font-family="'AR PL New Sung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size="14pt" style:font-size-asian="14pt" style:font-size-complex="14pt"/>
    </style:style>
    <style:style style:name="P2" style:family="paragraph" style:parent-style-name="Preformatted_20_Text">
      <style:paragraph-properties fo:text-align="justify" style:justify-single-word="false"/>
      <style:text-properties fo:font-size="14pt" officeooo:rsid="000a876e" officeooo:paragraph-rsid="000a876e" style:font-size-asian="14pt" style:font-size-complex="14pt"/>
    </style:style>
    <style:style style:name="P3" style:family="paragraph" style:parent-style-name="Preformatted_20_Text" style:list-style-name="L1">
      <style:paragraph-properties fo:text-align="justify" style:justify-single-word="false"/>
      <style:text-properties fo:font-size="14pt" officeooo:rsid="000a876e" officeooo:paragraph-rsid="000a876e" style:font-size-asian="14pt" style:font-size-complex="14pt"/>
    </style:style>
    <style:style style:name="P4" style:family="paragraph" style:parent-style-name="Preformatted_20_Text" style:list-style-name="L1">
      <style:paragraph-properties fo:text-align="justify" style:justify-single-word="false"/>
      <style:text-properties fo:font-size="14pt" officeooo:rsid="000e205f" officeooo:paragraph-rsid="000e205f" style:font-size-asian="14pt" style:font-size-complex="14pt"/>
    </style:style>
    <style:style style:name="P5" style:family="paragraph" style:parent-style-name="Preformatted_20_Text">
      <style:paragraph-properties fo:text-align="justify" style:justify-single-word="false"/>
      <style:text-properties fo:font-size="14pt" officeooo:rsid="00107dec" officeooo:paragraph-rsid="00107dec" style:font-size-asian="14pt" style:font-size-complex="14pt"/>
    </style:style>
    <style:style style:name="P6" style:family="paragraph" style:parent-style-name="Preformatted_20_Text">
      <style:paragraph-properties fo:text-align="justify" style:justify-single-word="false"/>
      <style:text-properties fo:font-size="14pt" officeooo:rsid="00107dec" officeooo:paragraph-rsid="0011f475" style:font-size-asian="14pt" style:font-size-complex="14pt"/>
    </style:style>
    <style:style style:name="P7" style:family="paragraph" style:parent-style-name="Preformatted_20_Text">
      <style:paragraph-properties fo:text-align="justify" style:justify-single-word="false"/>
      <style:text-properties fo:font-size="14pt" officeooo:rsid="00107dec" officeooo:paragraph-rsid="00156d21" style:font-size-asian="14pt" style:font-size-complex="14pt"/>
    </style:style>
    <style:style style:name="P8" style:family="paragraph" style:parent-style-name="Preformatted_20_Text">
      <style:paragraph-properties fo:text-align="justify" style:justify-single-word="false"/>
      <style:text-properties fo:font-size="14pt" officeooo:rsid="00149e68" officeooo:paragraph-rsid="00149e68" style:font-size-asian="14pt" style:font-size-complex="14pt"/>
    </style:style>
    <style:style style:name="P9" style:family="paragraph" style:parent-style-name="Preformatted_20_Text">
      <style:paragraph-properties fo:text-align="justify" style:justify-single-word="false"/>
      <style:text-properties fo:font-size="14pt" officeooo:rsid="00149e68" officeooo:paragraph-rsid="002463a3" style:font-size-asian="14pt" style:font-size-complex="14pt"/>
    </style:style>
    <style:style style:name="P10" style:family="paragraph" style:parent-style-name="Preformatted_20_Text">
      <style:paragraph-properties fo:text-align="justify" style:justify-single-word="false"/>
      <style:text-properties fo:font-size="18pt" fo:font-weight="bold" officeooo:rsid="00107dec" officeooo:paragraph-rsid="00107dec" style:font-size-asian="18pt" style:font-weight-asian="bold" style:font-size-complex="18pt" style:font-weight-complex="bold"/>
    </style:style>
    <style:style style:name="T1" style:family="text">
      <style:text-properties officeooo:rsid="0006c7d8"/>
    </style:style>
    <style:style style:name="T2" style:family="text">
      <style:text-properties officeooo:rsid="000e205f"/>
    </style:style>
    <style:style style:name="T3" style:family="text">
      <style:text-properties officeooo:rsid="0011f475"/>
    </style:style>
    <style:style style:name="T4" style:family="text">
      <style:text-properties officeooo:rsid="001ab79b"/>
    </style:style>
    <style:style style:name="T5" style:family="text">
      <style:text-properties officeooo:rsid="001b25ff"/>
    </style:style>
    <style:style style:name="T6" style:family="text">
      <style:text-properties officeooo:rsid="002463a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История со стороны земных племен.</text:p>
      <text:p text:style-name="P2">Эпохи:</text:p>
      <text:list xml:id="list2606321581560122626" text:style-name="L1">
        <text:list-item>
          <text:p text:style-name="P3">Эпоха Древних - <text:span text:style-name="T2">мифы</text:span></text:p>
        </text:list-item>
        <text:list-item>
          <text:p text:style-name="P3">Эпоха Перемен — <text:span text:style-name="T2">летописи эльфов</text:span></text:p>
        </text:list-item>
        <text:list-item>
          <text:p text:style-name="P3">Темные века — <text:span text:style-name="T2">предания земных народов</text:span></text:p>
          <text:list>
            <text:list-item>
              <text:p text:style-name="P4">Выделение народов</text:p>
            </text:list-item>
            <text:list-item>
              <text:p text:style-name="P4">Становление первых городов</text:p>
            </text:list-item>
            <text:list-item>
              <text:p text:style-name="P4">Сложение государств</text:p>
            </text:list-item>
          </text:list>
        </text:list-item>
        <text:list-item>
          <text:p text:style-name="P4">Наше время </text:p>
        </text:list-item>
      </text:list>
      <text:p text:style-name="P1"/>
      <text:p text:style-name="P1">Никто сейчас не знает, когда появился этот мир и <text:span text:style-name="T1">кто первым населял его. Известно только, что до нас существовала могущественная водная цивилизация, павшая в пору Великих Перемен. Их остатки рассеялись по всему миру и со временем полностью вымерли или деградировали. На их место пришли иные расы. В результате их взаимодействий со временем сложились народы и государства.</text:span></text:p>
      <text:p text:style-name="P1"/>
      <text:p text:style-name="P10">Эпоха Древних</text:p>
      <text:p text:style-name="P5"/>
      <text:p text:style-name="P6">Миф о единоначалии: </text:p>
      <text:p text:style-name="P6"/>
      <text:p text:style-name="P7">«<text:span text:style-name="T3">Ткань мира возникла из звука Струн Скиты, что исходил от неё, творя наш мир и время для него. И без всякого музыканта иль музыкантки, <text:s/>множились звуки, дробясь и разлетаясь во вновь созданный мир, приказыкая ему быть, и становиться прекрасным в непрерывном движении вечного танца... Где одинокий отголосок Единства творил пространство и время, их Множество сотворяет Сознания.</text:span>»</text:p>
      <text:p text:style-name="P6"/>
      <text:p text:style-name="P8">Миф о <text:span text:style-name="T4">сотворении Вакхары:</text:span></text:p>
      <text:p text:style-name="P8"/>
      <text:p text:style-name="P9">«<text:span text:style-name="T5">Когда Созданные ощутили Бытие, увидели они Себя во Многих и почувствовали они, как возникает и гаснет свет их. И тогда ощутили они, быстротечность существования своего. В попытке задержать мгновенье их Воля обратилась к окружающему и скрепила вокруг себя музыку сотворения, остановив силу ее движения. Так появилась материя, однако даже воля Сотворенных не могла противостоять Закону и материя также сохранила долю движения.</text:span></text:p>
      <text:p text:style-name="P9"><text:span text:style-name="T6">Пространства, покрытые материей, расширялись и соединялись, сталкивались и вращались, порождая Миры и создавая планеты. </text:span><text:soft-page-break/>»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AR PL New Sung1" svg:font-family="'AR PL New Sung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New Sung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AR PL New Sung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New Sung1" style:font-family-asian="'AR PL New Sung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8T17:00:10.616432607</dc:date>
    <meta:editing-duration>PT1H19M44S</meta:editing-duration>
    <meta:editing-cycles>27</meta:editing-cycles>
    <meta:generator>LibreOffice/5.0.3.2$Linux_X86_64 LibreOffice_project/00m0$Build-2</meta:generator>
    <meta:document-statistic meta:table-count="0" meta:image-count="0" meta:object-count="0" meta:page-count="2" meta:paragraph-count="16" meta:word-count="232" meta:character-count="1567" meta:non-whitespace-character-count="1353"/>
  </office:meta>
</office:document-meta>
</file>